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357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piVersion: image.openshift.io/v1</text:p>
      <text:p text:style-name="Standard">kind: ImageStream</text:p>
      <text:p text:style-name="Standard">metadata:</text:p>
      <text:p text:style-name="Standard"><text:s text:c="2"/>annotations:</text:p>
      <text:p text:style-name="Standard"><text:s text:c="4"/>openshift.io/generated-by: OpenShiftWebConsole</text:p>
      <text:p text:style-name="Standard"><text:s text:c="2"/>creationTimestamp: '2020-02-23T09:20:55Z'</text:p>
      <text:p text:style-name="Standard"><text:s text:c="2"/>generation: 1</text:p>
      <text:p text:style-name="Standard"><text:s text:c="2"/>labels:</text:p>
      <text:p text:style-name="Standard"><text:s text:c="4"/>app: dockerfilebuildsample</text:p>
      <text:p text:style-name="Standard"><text:s text:c="2"/>name: dockerfilebuildsample</text:p>
      <text:p text:style-name="Standard"><text:s text:c="2"/>namespace: cicd</text:p>
      <text:p text:style-name="Standard"><text:s text:c="2"/>resourceVersion: '20279'</text:p>
      <text:p text:style-name="Standard"><text:s text:c="2"/>selfLink: &gt;-</text:p>
      <text:p text:style-name="Standard"><text:s text:c="4"/>/apis/image.openshift.io/v1/namespaces/cicd/imagestreams/dockerfilebuildsample</text:p>
      <text:p text:style-name="Standard"><text:s text:c="2"/>uid: cb6cd3e6-561d-11ea-8953-fc4596a15333</text:p>
      <text:p text:style-name="Standard">spec:</text:p>
      <text:p text:style-name="Standard"><text:s text:c="2"/>lookupPolicy:</text:p>
      <text:p text:style-name="Standard"><text:s text:c="4"/>local: false</text:p>
      <text:p text:style-name="Standard">status:</text:p>
      <text:p text:style-name="Standard"><text:s text:c="2"/>dockerImageRepository: '172.30.1.1:5000/cicd/dockerfilebuildsample'</text:p>
      <text:p text:style-name="Standard"><text:s text:c="2"/>tags:</text:p>
      <text:p text:style-name="Standard"><text:s text:c="4"/>- items:</text:p>
      <text:p text:style-name="Standard"><text:s text:c="8"/>- created: '2020-02-23T09:24:20Z'</text:p>
      <text:p text:style-name="Standard"><text:s text:c="10"/>dockerImageReference: &gt;-</text:p>
      <text:p text:style-name="Standard"><text:s text:c="12"/>172.30.1.1:5000/cicd/dockerfilebuildsample@sha256:cf78218b98112171041da10c43752a5c60e36c4826d1bafd925fc16ed6edc9de</text:p>
      <text:p text:style-name="Standard"><text:s text:c="10"/>generation: 1</text:p>
      <text:p text:style-name="Standard"><text:s text:c="10"/>image: &gt;-</text:p>
      <text:p text:style-name="Standard"><text:s text:c="12"/>sha256:cf78218b98112171041da10c43752a5c60e36c4826d1bafd925fc16ed6edc9de</text:p>
      <text:p text:style-name="Standard"><text:s text:c="6"/>tag: la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3T20:32:48.279027140</meta:creation-date>
    <meta:editing-duration>PT6M22S</meta:editing-duration>
    <meta:editing-cycles>2</meta:editing-cycles>
    <meta:generator>LibreOffice/6.0.7.3$Linux_X86_64 LibreOffice_project/00m0$Build-3</meta:generator>
    <dc:date>2020-02-23T20:38:54.819304315</dc:date>
    <meta:document-statistic meta:table-count="0" meta:image-count="0" meta:object-count="0" meta:page-count="1" meta:paragraph-count="29" meta:word-count="49" meta:character-count="905" meta:non-whitespace-character-count="773"/>
  </office:meta>
</office:document-meta>
</file>